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ef52" officeooo:paragraph-rsid="0006e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Creado por : Infraestructura y Soporte T.I </text:p>
      <text:p text:style-name="P1">//Explica el funcionamiento de cada modulo y estructura de consulta del servicio 0800-CANTV 00 </text:p>
      <text:p text:style-name="P1">//Creado el 22 Jul 2016</text:p>
      <text:p text:style-name="P1">//Version 1.0</text:p>
      <text:p text:style-name="P1">//Autor: Jesus Manzanilla . Analista de Infraestrucutra y Soporte TI.</text:p>
      <text:p text:style-name="P1"/>
      <text:p text:style-name="P1">//Ivr a Diseccionar 0800-CANTV-00</text:p>
      <text:p text:style-name="P1">//Modulos que Implican Saldo en Linea, Lugares de Pago,Ventas, Estatus de Linea, Prepago, Atencion Lineas, Reporte de Linea, Atencion internet, Estatus Internet, Soporte Internet,Soporte TDH, Informacion, TDH, Compras TVIP, Soporte TVIP, Reclamos TVIP</text:p>
      <text:p text:style-name="P1"/>
      <text:p text:style-name="P1"/>
      <text:p text:style-name="P1">Saldo en Linea</text:p>
      <text:p text:style-name="P1">Posee toda la configuracion del servicio de consulta saldo que provee de lo siguiente:</text:p>
      <text:p text:style-name="P1">-Consulta de Tipo Tarifa , para indicar que tipo de linea posee el usuario </text:p>
      <text:p text:style-name="P1">-Consulta de Obtener Movimiento, para conocer el saldo los cortes de pago y el estatus de linea entre otro relacionado al usuario </text:p>
      <text:p text:style-name="P1">Luego de hacer la consulta el ivr se encarga de indicar al usuario los montos de deuda a servicios asociados a telefonia CANTV</text:p>
      <text:p text:style-name="P1"/>
      <text:p text:style-name="P1">Lugares de Pago</text:p>
      <text:p text:style-name="P1">Posee toda la configuracion del servicio de consulta de lugares de pago que provee de lo siguiente:</text:p>
      <text:p text:style-name="P1">-Menu de opciones varias para indicarle al usuario que llama las distintas maneras que posee para poder cancelar su servicio de telefonia , incluyendo servicios de internet y demas</text:p>
      <text:p text:style-name="P1">Este servicio no posee un Webservices de consulta ya que solo tiene la capacidad de indicar un menu de opciones de servicio y pago de CANTV</text:p>
      <text:p text:style-name="P1"/>
      <text:p text:style-name="P1">Ventas</text:p>
      <text:p text:style-name="P1">Configuracion de servicio de Televentas y otros afines de cantv el cual posee:</text:p>
      <text:p text:style-name="P1">-Tres divisiones internas para distribuir las llamadas dependiendo del servicio que el usuario necesite comunicarse por ejemplo , Venta de servicios telefonicos , television y internet</text:p>
      <text:p text:style-name="P1">Luego de que el usuario necesita adquirir algun producto el ivr redirecciona la llamada al servicio correspondiente de ventas hasta llegar al operador de atencion</text:p>
      <text:p text:style-name="P1"/>
      <text:p text:style-name="P1">Estatus de Linea</text:p>
      <text:p text:style-name="P1">Servicio que posee la consulta para indicarle al usuario el estatus de su orden de servicio este se corresponde de dos consultas de Webservices el cual se distribuye de esta manera:</text:p>
      <text:p text:style-name="P1">-Consulta tipo tarifa para saber el tipo de linea del usuario</text:p>
      <text:p text:style-name="P1">-Consulta a Orden_servicio para saber si el usuario posee una orden de servicio asociada a su numero telefonico el cual ingresa o reporta (esta opcion actualmente esta deshabilitada)</text:p>
      <text:p text:style-name="P1">Luego de esta consulta el usuario sera comunicado al operador telefonico para mas informacion de sus productos y servicios</text:p>
      <text:p text:style-name="P1"/>
      <text:p text:style-name="P1">Prepago</text:p>
      <text:p text:style-name="P1">Servicio que posee la consulta para indicarle al usuario todo lo relacionado a su linea de Tipo Prepago el cual utiliza el siguiente esquema:</text:p>
      <text:p text:style-name="P1">-Consulta tipo tarifa para saber el tipo de linea</text:p>
      <text:p text:style-name="P1">Luego de esta consulta el usuario sera atendido por un operador telefonico designado para este servicio PREPAGO</text:p>
      <text:p text:style-name="P1"><text:soft-page-break/></text:p>
      <text:p text:style-name="P1">Atencion Lineas</text:p>
      <text:p text:style-name="P1">Servicio que posee la consulta para indicarle al usuario todo lo relacionado a su linea de tipo postpago el cual utiliza el siguiente esquema:</text:p>
      <text:p text:style-name="P1">-Consulta tipo tarifa para saber el tipo de linea</text:p>
      <text:p text:style-name="P1">Luego de esta consulta el usuario sera atendido por un operador telefonico designado para este servicio POSTPAGO</text:p>
      <text:p text:style-name="P1"/>
      <text:p text:style-name="P1">Estatus Internet</text:p>
      <text:p text:style-name="P1">Servicio que posee la consulta para indicarle al usuario todo lo relacionado a su servicio de internet el cual se estructura de la siguiente forma:</text:p>
      <text:p text:style-name="P1">-Consulta de Orden_Boss para saber si el usuario posee algun orden de servicio asociado a su cuenta de internet y tambien evalua las diferentes solicitudes para indicarle al usuario el estatus de su servicio de internet a nivel de adquicision del servicio o activacion del mismo</text:p>
      <text:p text:style-name="P1">Luego de esta consulta el usuario sera redireccionado al operador que atendera su solicitud (esto dependera del estatus que se encuentre el numero que solicita )</text:p>
      <text:p text:style-name="P1"/>
      <text:p text:style-name="P1">Soporte Internet</text:p>
      <text:p text:style-name="P1">Servicio que posee la consulta para indicarle al usuario todo lo relacionado a su servicio de internet a nivel de averias, su estructura es la siguiente:</text:p>
      <text:p text:style-name="P1">-Consulta Tipo Tarifa , para saber si el usuario posee linea activa o no</text:p>
      <text:p text:style-name="P1">-Consulta a Boss para conocer el monto de deuda , tipo de servicio activo por el usuario y otras solicitudes para este servicio</text:p>
      <text:p text:style-name="P1">Este servicio posee dos ramificaciones, el internet ABA y el servicio Dial_up ambos luego de hacer las validaciones correspondientes , al usuario se le redirecciona al operador que se asignara dependiendo del servicio al cual este asociado</text:p>
      <text:p text:style-name="P1"/>
      <text:p text:style-name="P1">Soporte TDH</text:p>
      <text:p text:style-name="P1">Todo lo relacionado al servicio de Television Digital o Television SATELITAL utiliza el esquema de consulta el cual es :</text:p>
      <text:p text:style-name="P1">-Consulta a CuentaGeneral , para conocer si el usuario posee el servicio de television </text:p>
      <text:p text:style-name="P1">Luego de esta consulta el servicio redirecciona al usuario al operador para poder asistir en las solicitudes de soporte </text:p>
      <text:p text:style-name="P1"/>
      <text:p text:style-name="P1">Informacion TDH</text:p>
      <text:p text:style-name="P1">Todo lo relacionado al servicio de Television Digital o Television SATELITAL utiliza el esquema de consulta el cual es :</text:p>
      <text:p text:style-name="P1">-Consulta CuentaGeneral , para conocer si el usuario posee el servicio de television </text:p>
      <text:p text:style-name="P1">Luego de esta consulta el servicio redirecciona al usuario al operador para atender las solicitudes de informacion</text:p>
      <text:p text:style-name="P1"/>
      <text:p text:style-name="P1"/>
      <text:p text:style-name="P1">Compras TVIP</text:p>
      <text:p text:style-name="P1">Todo lo relacionado al servicio de Television IP utiliza el esquema de consulta el cual es :</text:p>
      <text:p text:style-name="P1">-Consulta a TVip , para conocer si el usuario posee el servicio de television , el usuario debe ingresar el numero de consulta </text:p>
      <text:p text:style-name="P1">Luego de esta consulta el servicio redirecciona al usuario al operador para atender las solicitudes de informacion de compra</text:p>
      <text:p text:style-name="P1"/>
      <text:p text:style-name="P1"><text:soft-page-break/></text:p>
      <text:p text:style-name="P1">Soporte TVIP</text:p>
      <text:p text:style-name="P1">Todo lo relacionado al servicio de Television IP utiliza el esquema de consulta el cual es :</text:p>
      <text:p text:style-name="P1">-Consulta a TVip , para conocer si el usuario posee el servicio de television , el usuario debe ingresar el numero de consulta </text:p>
      <text:p text:style-name="P1">Luego de esta consulta el servicio redirecciona al usuario al operador para atender las solicitudes de soporte </text:p>
      <text:p text:style-name="P1"/>
      <text:p text:style-name="P1"/>
      <text:p text:style-name="P1">Reclamos TVIP</text:p>
      <text:p text:style-name="P1">Todo lo relacionado al servicio de Television IP utiliza el esquema de consulta el cual es :</text:p>
      <text:p text:style-name="P1">-Consulta a TVip , para conocer si el usuario posee el servicio de television , el usuario debe ingresar el numero de consulta </text:p>
      <text:p text:style-name="P1">Luego de esta consulta el servicio redirecciona al usuario al operador para atender las solicitudes de reclamo </text:p>
      <text:p text:style-name="P1"/>
      <text:p text:style-name="P1">//Todo el servicio de 0800CANTV00 Posee la configuracion de Mensaje de Notificacion al usuario y dependera de la configuracion indicada para el funcionamiento de los mensajes que indicara el ivr a los usuarios que llamen al servic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2T16:32:08.480723647</meta:creation-date>
    <dc:date>2016-07-22T16:32:56.752135968</dc:date>
    <meta:editing-duration>PT53S</meta:editing-duration>
    <meta:editing-cycles>1</meta:editing-cycles>
    <meta:document-statistic meta:table-count="0" meta:image-count="0" meta:object-count="0" meta:page-count="3" meta:paragraph-count="63" meta:word-count="1011" meta:character-count="6176" meta:non-whitespace-character-count="5216"/>
    <meta:generator>LibreOffice/5.1.4.2$Linux_X86_64 LibreOffice_project/10m0$Build-2</meta:generator>
  </office:meta>
</office:document-meta>
</file>